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7ea" officeooo:paragraph-rsid="001e47ea"/>
    </style:style>
    <style:style style:name="P2" style:family="paragraph" style:parent-style-name="Standard">
      <style:text-properties officeooo:rsid="001fa495" officeooo:paragraph-rsid="001fa495"/>
    </style:style>
    <style:style style:name="P3" style:family="paragraph" style:parent-style-name="Standard">
      <style:text-properties officeooo:rsid="002037df" officeooo:paragraph-rsid="002037df"/>
    </style:style>
    <style:style style:name="T1" style:family="text">
      <style:text-properties officeooo:rsid="001d346f"/>
    </style:style>
    <style:style style:name="T2" style:family="text">
      <style:text-properties officeooo:rsid="001fa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阅读<text:span text:style-name="T1">apue的读书笔记</text:span></text:p>
      <text:p text:style-name="Standard"/>
      <text:p text:style-name="Standard">2015.<text:span text:style-name="T1">10.27</text:span></text:p>
      <text:p text:style-name="P1">chdir 更改工作目录</text:p>
      <text:p text:style-name="P1"/>
      <text:p text:style-name="P1">每当运行一个新程序时，所有的<text:span text:style-name="T2">shell都为其打开3个文件描述符(file descriptor)：</text:span></text:p>
      <text:p text:style-name="P1">1. 标准输入（<text:span text:style-name="T2">standard input</text:span>）</text:p>
      <text:p text:style-name="P2">2. 标准输出（standard output）</text:p>
      <text:p text:style-name="P2">3. 标准出错（standard error）</text:p>
      <text:p text:style-name="P2">大多数shell都提供一种方法，使其中任何一个或所有这三个描述符都能重新定向到某个文件。</text:p>
      <text:p text:style-name="P2">Eg: ls &gt; file.list</text:p>
      <text:p text:style-name="P2"/>
      <text:p text:style-name="P3">不用缓冲的I/O: open/read/write/lseek/clo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20:54.529203796</meta:creation-date>
    <dc:date>2015-10-27T09:32:38.858098759</dc:date>
    <meta:editing-duration>PT53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10" meta:word-count="124" meta:character-count="251" meta:non-whitespace-character-count="239"/>
  </office:meta>
</office:document-meta>
</file>